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Arial" fo:font-size="12pt" fo:language="pt" fo:country="BR" officeooo:rsid="001ea877" officeooo:paragraph-rsid="001ea877" style:font-name-asian="Arial" style:font-size-asian="12pt" style:font-name-complex="Arial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color="#000000"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1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pt" fo:country="BR"/>
    </style:style>
    <style:style style:name="P1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language="pt" fo:country="BR"/>
    </style:style>
    <style:style style:name="P1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language="pt" fo:country="BR"/>
    </style:style>
    <style:style style:name="P16" style:family="paragraph" style:parent-style-name="Standard">
      <style:paragraph-properties fo:line-height="100%" fo:break-before="auto" fo:break-after="auto" style:writing-mode="lr-tb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ff0000" style:font-name="Arial" fo:font-size="12pt" fo:language="pt" fo:country="BR" style:font-name-asian="Arial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fo:break-before="auto" fo:break-after="auto" style:writing-mode="lr-tb"/>
      <style:text-properties fo:language="pt" fo:country="BR"/>
    </style:style>
    <style:style style:name="P23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break-before="auto" fo:break-after="auto" style:writing-mode="lr-tb"/>
      <style:text-properties fo:language="pt" fo:country="BR"/>
    </style:style>
    <style:style style:name="P28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break-before="auto" fo:break-after="auto" style:writing-mode="lr-tb"/>
      <style:text-properties fo:color="#000000"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-0.25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 style:writing-mode="lr-tb"/>
      <style:text-properties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fo:color="#000000" style:font-name="Arial" fo:font-size="12pt" fo:language="pt" fo:country="BR" style:font-name-asian="Arial" style:font-size-asian="12pt" style:font-name-complex="Arial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fo:color="#000000" style:font-name="Arial" fo:font-size="12pt" fo:language="pt" fo:country="BR" fo:font-weight="bold" style:font-name-asian="Arial" style:font-size-asian="12pt" style:font-weight-asian="bold" style:font-name-complex="Arial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fo:language="pt" fo:country="BR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 style:writing-mode="lr-tb"/>
      <style:text-properties fo:language="pt" fo:country="BR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 style:writing-mode="lr-tb"/>
      <style:text-properties fo:language="pt" fo:country="BR"/>
    </style:style>
    <style:style style:name="P44" style:family="paragraph" style:parent-style-name="Standard">
      <style:paragraph-properties fo:margin-left="0.25cm" fo:margin-right="0cm" fo:line-height="115%" fo:text-indent="0cm" style:auto-text-indent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45" style:family="paragraph" style:parent-style-name="Standard">
      <style:paragraph-properties fo:margin-left="0.25cm" fo:margin-right="0cm" fo:margin-top="0cm" fo:margin-bottom="0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46" style:family="paragraph" style:parent-style-name="Standard">
      <style:paragraph-properties fo:margin-left="0.25cm" fo:margin-right="0cm" fo:margin-top="0cm" fo:margin-bottom="0.353cm" style:contextual-spacing="false" fo:line-height="115%" fo:text-align="center" style:justify-single-word="false" fo:text-indent="0cm" style:auto-text-indent="false" fo:break-before="auto" fo:break-after="auto" style:writing-mode="lr-tb"/>
      <style:text-properties fo:language="pt" fo:country="BR"/>
    </style:style>
    <style:style style:name="P47" style:family="paragraph" style:parent-style-name="Standard">
      <style:paragraph-properties fo:margin-left="0.494cm" fo:margin-right="0cm" fo:margin-top="0cm" fo:margin-bottom="0cm" style:contextual-spacing="false" fo:line-height="100%" fo:text-indent="-0.247cm" style:auto-text-indent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48" style:family="paragraph" style:parent-style-name="Standard">
      <style:paragraph-properties fo:margin-left="0.494cm" fo:margin-right="0cm" fo:margin-top="0cm" fo:margin-bottom="0cm" style:contextual-spacing="false" fo:line-height="100%" fo:text-indent="-0.247cm" style:auto-text-indent="false" fo:break-before="auto" fo:break-after="auto" style:writing-mode="lr-tb"/>
      <style:text-properties fo:language="pt" fo:country="BR"/>
    </style:style>
    <style:style style:name="P4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pt" fo:country="BR"/>
    </style:style>
    <style:style style:name="P50" style:family="paragraph" style:parent-style-name="Standard">
      <style:paragraph-properties fo:margin-left="-0.25cm" fo:margin-right="0cm" fo:line-height="115%" fo:text-align="justify" style:justify-single-word="false" fo:text-indent="0.25cm" style:auto-text-indent="false" fo:break-before="auto" fo:break-after="auto" style:writing-mode="lr-tb">
        <style:tab-stops>
          <style:tab-stop style:position="6.742cm"/>
        </style:tab-stops>
      </style:paragraph-properties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51" style:family="paragraph" style:parent-style-name="Standard">
      <style:paragraph-properties fo:margin-left="0.635cm" fo:margin-right="0cm" fo:margin-top="0cm" fo:margin-bottom="0cm" style:contextual-spacing="false" fo:line-height="115%" fo:text-indent="0cm" style:auto-text-indent="false" fo:break-before="auto" fo:break-after="auto" style:writing-mode="lr-tb"/>
      <style:text-properties style:font-name="Arial" fo:font-size="12pt" fo:language="pt" fo:country="BR" fo:font-weight="normal" style:font-name-asian="Arial" style:font-size-asian="12pt" style:font-weight-asian="normal" style:font-name-complex="Arial" style:font-size-complex="12pt" style:font-weight-complex="normal"/>
    </style:style>
    <style:style style:name="P52" style:family="paragraph" style:parent-style-name="Standard">
      <style:paragraph-properties fo:margin-top="0.423cm" fo:margin-bottom="0.212cm" style:contextual-spacing="false" fo:line-height="100%" fo:text-align="center" style:justify-single-word="false" fo:break-before="auto" fo:break-after="auto" style:writing-mode="lr-tb"/>
      <style:text-properties fo:language="pt" fo:country="BR"/>
    </style:style>
    <style:style style:name="P53" style:family="paragraph" style:parent-style-name="Standard">
      <style:paragraph-properties fo:margin-top="0.423cm" fo:margin-bottom="0cm" style:contextual-spacing="false" fo:line-height="100%" fo:text-align="start" style:justify-single-word="false" fo:break-before="auto" fo:break-after="auto" style:writing-mode="lr-tb"/>
      <style:text-properties style:font-name="Arial" fo:font-size="12pt" fo:language="pt" fo:country="BR" style:font-name-asian="Arial" style:font-size-asian="12pt" style:font-name-complex="Arial" style:font-size-complex="12pt"/>
    </style:style>
    <style:style style:name="P54" style:family="paragraph" style:parent-style-name="Standard">
      <style:paragraph-properties fo:line-height="115%" style:writing-mode="lr-tb"/>
      <style:text-properties style:font-name="Arial" fo:font-size="12pt" fo:language="pt" fo:country="BR" officeooo:rsid="001ea877" officeooo:paragraph-rsid="001ea877" style:font-name-asian="Arial" style:font-size-asian="12pt" style:font-name-complex="Arial" style:font-size-complex="12pt"/>
    </style:style>
    <style:style style:name="P55" style:family="paragraph" style:parent-style-name="Header">
      <style:paragraph-properties fo:text-align="end" style:justify-single-word="false"/>
      <style:text-properties fo:color="#999999" fo:language="pt" fo:country="BR" fo:font-style="italic" officeooo:rsid="001bedbe" officeooo:paragraph-rsid="001bedbe" style:font-style-asian="italic" style:font-style-complex="italic"/>
    </style:style>
    <style:style style:name="P56" style:family="paragraph" style:parent-style-name="Footer">
      <style:paragraph-properties fo:text-align="end" style:justify-single-word="false"/>
      <style:text-properties fo:language="pt" fo:country="BR"/>
    </style:style>
    <style:style style:name="T1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" style:family="text"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style:font-name-asian="Arial" style:font-size-asian="12pt" style:font-name-complex="Arial" style:font-size-complex="12pt"/>
    </style:style>
    <style:style style:name="T6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" style:family="text">
      <style:text-properties officeooo:rsid="001fb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">UC001 – </text:span><text:span text:style-name="T4">Cadastrar Usuário</text:span></text:p>
      <text:p text:style-name="P8"/>
      <text:p text:style-name="P12"><text:span text:style-name="T4">Descrição: </text:span><text:span text:style-name="T5">Este caso de uso deve cadastrar um novo usuário</text:span></text:p>
      <text:p text:style-name="P12"><text:span text:style-name="T4">Ator: </text:span><text:span text:style-name="T5">Administrador</text:span></text:p>
      <text:p text:style-name="P1">Pré-condição:</text:p>
      <text:p text:style-name="P4">Só o administrador poderá cadastra os usuários </text:p>
      <text:p text:style-name="P1">Fluxo principal:</text:p>
      <text:p text:style-name="P5">1. Este caso de uso começa quando o administrador seleciona a inclusão de um “novo usuário”.</text:p>
      <text:p text:style-name="P5">2. O sistema disponibiliza o cadastro do usuário para a inclusão com os formularios: nome, ID de usuário, senha e confirmação de senha para o preenchimento.</text:p>
      <text:p text:style-name="P5">3. O administrador insere dados do usuário.</text:p>
      <text:p text:style-name="P19">4. O sistema solicita que o administrador confirme o cadastro </text:p>
      <text:p text:style-name="P30"><text:s text:c="2"/>5. O administrador confirma o cadastro</text:p>
      <text:p text:style-name="P23"/>
      <text:p text:style-name="P1">Fluxo secundário:</text:p>
      <text:p text:style-name="P4">3a. Campos em branco</text:p>
      <text:p text:style-name="P4">O sistema informa ao Administrador que existem campos em branco no cadastro, então retorna ao passo 2.</text:p>
      <text:p text:style-name="P4">3b. Senhas não coincidem.</text:p>
      <text:p text:style-name="P4">O sistema informa ao Administrador que os campos senha e confirmação de senha não coincidem, então retorna ao passo 2. </text:p>
      <text:p text:style-name="P24"/>
      <text:p text:style-name="P42"><text:span text:style-name="T1">UC00</text:span><text:span text:style-name="T4">2</text:span><text:span text:style-name="T1"> – Alterar senha </text:span></text:p>
      <text:p text:style-name="P1"/>
      <text:p text:style-name="P12"><text:span text:style-name="T4">Descrição: </text:span><text:span text:style-name="T5">Este caso de uso deve alterar senha do administrador ou usuário</text:span></text:p>
      <text:p text:style-name="P12"><text:span text:style-name="T4">Ator: </text:span><text:span text:style-name="T5">Administrador</text:span></text:p>
      <text:p text:style-name="P1">Pré-condição: </text:p>
      <text:p text:style-name="P4"><text:soft-page-break/>Dar entrada com a senha antiga</text:p>
      <text:p text:style-name="P1">Fluxo principal:</text:p>
      <text:p text:style-name="P22"><text:span text:style-name="T6">1.</text:span><text:span text:style-name="T4"> </text:span><text:span text:style-name="T6">O caso de uso começa quando o administrador seleciona “Alterar</text:span><text:span text:style-name="T5"> Senha</text:span><text:span text:style-name="T6">”</text:span><text:span text:style-name="T5">;</text:span></text:p>
      <text:p text:style-name="P22"><text:span text:style-name="T5">2</text:span><text:span text:style-name="T6">. O sistema solicita ao administrador/usuário para</text:span><text:span text:style-name="T5"> Inserir a senha antiga, a nova senha e a sua respectiva confirmação.</text:span></text:p>
      <text:p text:style-name="P22"><text:span text:style-name="T5">3</text:span><text:span text:style-name="T6">. O administrador insere os campos e confirma a mudança</text:span></text:p>
      <text:p text:style-name="P22"><text:span text:style-name="T5">4</text:span><text:span text:style-name="T6">. O sistema armazena a informação da conta atualizada</text:span></text:p>
      <text:p text:style-name="P25"/>
      <text:p text:style-name="P1">Fluxo secundário: </text:p>
      <text:p text:style-name="P4">3a. Campos em branco</text:p>
      <text:p text:style-name="P4">O sistema informa ao Administrador que 1 ou mais campos estão branco, então retorna ao passo 4. </text:p>
      <text:p text:style-name="P4">3b. Senhas não coincidem.</text:p>
      <text:p text:style-name="P4">O sistema informa ao Administrador que os campos senha e confirmação de senha não coincidem, então retorna ao passo 4. </text:p>
      <text:p text:style-name="P1"/>
      <text:p text:style-name="P1"/>
      <text:p text:style-name="P13"><text:span text:style-name="T1">UC00</text:span><text:span text:style-name="T4">3</text:span><text:span text:style-name="T1"> – Efetuar login</text:span></text:p>
      <text:p text:style-name="P1"/>
      <text:p text:style-name="P12"><text:span text:style-name="T4">Descrição: </text:span><text:span text:style-name="T5">Este caso de uso deve efetuar o login para ter acesso ao sistema </text:span></text:p>
      <text:p text:style-name="P12"><text:span text:style-name="T4">Ator: </text:span><text:span text:style-name="T5">usuário</text:span></text:p>
      <text:p text:style-name="P12"><text:span text:style-name="T4">Pré-condição: </text:span><text:span text:style-name="T5">Inserir o nome do usuário e senha</text:span></text:p>
      <text:p text:style-name="P1">Fluxo principal:</text:p>
      <text:p text:style-name="P22"><text:span text:style-name="T6">1.</text:span><text:span text:style-name="T4"> </text:span><text:span text:style-name="T6">O caso de uso começa quando o usuári</text:span><text:span text:style-name="T5">o abre o programa e insere os dados do Login.</text:span></text:p>
      <text:p text:style-name="P20">2. O sistema solicita ao usuário o seu nome e senha</text:p>
      <text:p text:style-name="P20">3. O usuário entra com a informação solicitada</text:p>
      <text:p text:style-name="P23">4. O sistema autentica o usuário</text:p>
      <text:p text:style-name="P4"/>
      <text:p text:style-name="P1"><text:soft-page-break/>Fluxo secundário: </text:p>
      <text:p text:style-name="P31">2a. Cancelar operação.</text:p>
      <text:p text:style-name="P31"/>
      <text:p text:style-name="P31">O usuário seleciona o botão cancelar e a operação é abortada.</text:p>
      <text:p text:style-name="P31"/>
      <text:p text:style-name="P26">3a. Nome do usuário/senha inválida</text:p>
      <text:p text:style-name="P27"><text:span text:style-name="T6"><text:s/>O </text:span><text:span text:style-name="T5">sistema</text:span><text:span text:style-name="T6"> </text:span><text:span text:style-name="T5">diz que a senha inserida é inválida, mostra o</text:span><text:span text:style-name="T6"> lembrete de sen</text:span><text:span text:style-name="T5">ha</text:span><text:span text:style-name="T6"> e retorna para o passo 2.</text:span></text:p>
      <text:p text:style-name="P1"/>
      <text:p text:style-name="P13"><text:span text:style-name="T1">UC00</text:span><text:span text:style-name="T4">4</text:span><text:span text:style-name="T1"> – Efetuar Logout</text:span></text:p>
      <text:p text:style-name="P4"/>
      <text:p text:style-name="P4"/>
      <text:p text:style-name="P12"><text:span text:style-name="T4">Descrição: </text:span><text:span text:style-name="T5">Este caso de uso deve sair do sistema </text:span></text:p>
      <text:p text:style-name="P12"><text:span text:style-name="T4">Ator: </text:span><text:span text:style-name="T5">usuário</text:span></text:p>
      <text:p text:style-name="P12"><text:span text:style-name="T4">Pré-condição: </text:span><text:span text:style-name="T5">O usuário estar logado no sistema</text:span></text:p>
      <text:p text:style-name="P1">Fluxo principal:</text:p>
      <text:p text:style-name="P22"><text:span text:style-name="T6">1.</text:span><text:span text:style-name="T4"> </text:span><text:span text:style-name="T6">O caso de uso começa quando o usuário seleciona “logout”</text:span></text:p>
      <text:p text:style-name="P20">2. O sistema pergunta se o usuário deseja sair do sistema</text:p>
      <text:p text:style-name="P20">3. O usuário confirma que sim</text:p>
      <text:p text:style-name="P23">4. O sistema fecha</text:p>
      <text:p text:style-name="P1">Fluxo secundário: </text:p>
      <text:p text:style-name="P31">3a Desistência do logout. </text:p>
      <text:p text:style-name="P31"/>
      <text:p text:style-name="P31">O usuário seleciona não.</text:p>
      <text:p text:style-name="P23"><text:s/></text:p>
      <text:p text:style-name="P27"><text:span text:style-name="T6">O usuário desiste do logout por alguma eventualidade </text:span><text:span text:style-name="T5">e a operação é abortada</text:span></text:p>
      <text:p text:style-name="P1"/>
      <text:p text:style-name="P42"><text:span text:style-name="T1">UC00</text:span><text:span text:style-name="T4">5</text:span><text:span text:style-name="T1"> – Remover usuário</text:span></text:p>
      <text:p text:style-name="P50"/>
      <text:p text:style-name="P12"><text:span text:style-name="T4">Descrição: </text:span><text:span text:style-name="T5">Este caso de uso deve remover um usuário do sistema</text:span></text:p>
      <text:p text:style-name="P12"><text:soft-page-break/><text:span text:style-name="T4">Ator: </text:span><text:span text:style-name="T5">administrador</text:span></text:p>
      <text:p text:style-name="P1">Pré-condição:</text:p>
      <text:p text:style-name="P4">O usuário deve existir no sistema</text:p>
      <text:p text:style-name="P1">Fluxo principal:</text:p>
      <text:p text:style-name="P22"><text:span text:style-name="T6">1.</text:span><text:span text:style-name="T4"> </text:span><text:span text:style-name="T6">O caso de uso começa quando o administrador seleciona “excluir usuário”</text:span></text:p>
      <text:p text:style-name="P22"><text:span text:style-name="T5">2</text:span><text:span text:style-name="T6">. O sistema solicita ao administrador para confirmar a remoção da conta</text:span></text:p>
      <text:p text:style-name="P22"><text:span text:style-name="T5">3</text:span><text:span text:style-name="T6">. O administrador confirma a remoção.</text:span></text:p>
      <text:p text:style-name="P22"><text:span text:style-name="T5">4</text:span><text:span text:style-name="T6">. O sistema remove a conta do usuário e mostra mensagem.</text:span></text:p>
      <text:p text:style-name="P23"/>
      <text:p text:style-name="P1">Fluxo secundário:</text:p>
      <text:p text:style-name="P4">3a. O administrador não confirma a exclusão</text:p>
      <text:p text:style-name="P12"><text:span text:style-name="T5">O sistema encerra a operação sem nenhuma exclusão feita.</text:span><text:span text:style-name="T4"> </text:span></text:p>
      <text:p text:style-name="P9"/>
      <text:p text:style-name="P9"/>
      <text:p text:style-name="P42"><text:span text:style-name="T1">UC00</text:span><text:span text:style-name="T4">6</text:span><text:span text:style-name="T1"> – Cadastrar Equipamento</text:span></text:p>
      <text:p text:style-name="P1"/>
      <text:p text:style-name="P12"><text:span text:style-name="T4">Descrição: </text:span><text:span text:style-name="T5">Este caso de uso deve cadastrar um equipamento</text:span></text:p>
      <text:p text:style-name="P12"><text:span text:style-name="T4">Ator: </text:span><text:span text:style-name="T5">usuário</text:span></text:p>
      <text:p text:style-name="P1">Pré-condição:</text:p>
      <text:p text:style-name="P37">Marca, modelo e Numero de série do equipamento</text:p>
      <text:p text:style-name="P4"/>
      <text:p text:style-name="P1">Fluxo principal:</text:p>
      <text:p text:style-name="P5">1. O caso de uso começa quando o usuário seleciona “cadastrar equipamento”</text:p>
      <text:p text:style-name="P5">2. O sistema disponibiliza o formulario do cadastro de equipamentos para a inclusão </text:p>
      <text:p text:style-name="P5">3. O usuário insere dados do equipamento (nome, fabricante, modelo, número de série, valor do aluguel).</text:p>
      <text:p text:style-name="P5">4. O sistema solicita que o usuário confirme o cadastro.</text:p>
      <text:p text:style-name="P5">5. O usuário confirma o cadastro</text:p>
      <text:p text:style-name="P5"><text:soft-page-break/>6. Sistema informa que cadastro foi realizado com sucesso</text:p>
      <text:p text:style-name="P1">Fluxo secundário: </text:p>
      <text:p text:style-name="P4">5a. O usuário não confirma a operação</text:p>
      <text:p text:style-name="P4">A operação é encerrada</text:p>
      <text:p text:style-name="P51"/>
      <text:p text:style-name="P2">UC007 – Editar cadastro de Equipamento</text:p>
      <text:p text:style-name="P2"/>
      <text:p text:style-name="P12"><text:span text:style-name="T4">Descrição: </text:span><text:span text:style-name="T5">Altera os dados de um equipamento cadastrado no sistema</text:span></text:p>
      <text:p text:style-name="P12"><text:span text:style-name="T4">Ator: </text:span><text:span text:style-name="T5">Usuário</text:span></text:p>
      <text:p text:style-name="P12"><text:span text:style-name="T4">Pré-condição: </text:span><text:span text:style-name="T5"><text:s/>O equipamento estar previamente cadastrado no sistema</text:span></text:p>
      <text:p text:style-name="P1">Fluxo Principal:</text:p>
      <text:p text:style-name="P4">1. O usuário seleciona o equipamento que quer alterar. </text:p>
      <text:p text:style-name="P4">2. O sistema abre uma tela com os dados atuais do dispositivo.</text:p>
      <text:p text:style-name="P4">3. O usuário altera os dados que desejar e confirma a operação.</text:p>
      <text:p text:style-name="P4">4. O sistema informa que os dados foram alterados com sucesso.</text:p>
      <text:p text:style-name="P1">Fluxo alternativo:</text:p>
      <text:p text:style-name="P4">3a - O usuário deixa algum campo em branco</text:p>
      <text:p text:style-name="P4">O sistema avisa ao usuário que algum campo foi deixado em branco e retorna ao passo 2.</text:p>
      <text:p text:style-name="P35"/>
      <text:p text:style-name="P35"/>
      <text:p text:style-name="P35"/>
      <text:p text:style-name="P35"/>
      <text:p text:style-name="P42"><text:span text:style-name="T1">UC00</text:span><text:span text:style-name="T4">8</text:span><text:span text:style-name="T1"> – Remover equipamento</text:span></text:p>
      <text:p text:style-name="P4"/>
      <text:p text:style-name="P12"><text:span text:style-name="T4">Descrição: </text:span><text:span text:style-name="T5">Este caso de uso deve remover um equipamento</text:span></text:p>
      <text:p text:style-name="P4"/>
      <text:p text:style-name="P12"><text:span text:style-name="T4">Ator: </text:span><text:span text:style-name="T5">usuário</text:span></text:p>
      <text:p text:style-name="P1"><text:soft-page-break/>Pré-condição:</text:p>
      <text:p text:style-name="P12"><text:span text:style-name="T4"><text:s/></text:span><text:span text:style-name="T5">O usuário deve estar logado no sistema</text:span></text:p>
      <text:p text:style-name="P1"/>
      <text:p text:style-name="P20"/>
      <text:p text:style-name="P27"><text:span text:style-name="T5">1</text:span><text:span text:style-name="T6">. O usuário seleciona a opção excluir equipamento</text:span></text:p>
      <text:p text:style-name="P5">2. O sistema solicita ao usuário para confirmar a remoção.</text:p>
      <text:p text:style-name="P5">3. O usuário confirma a remoção</text:p>
      <text:p text:style-name="P5">4. O sistema remove o equipamento <text:s/>e mostra mensagem de confirmação.</text:p>
      <text:p text:style-name="P23"/>
      <text:p text:style-name="P1">Fluxo secundário: </text:p>
      <text:p text:style-name="P4">3a Remoção não confirmada</text:p>
      <text:p text:style-name="P4">O usuário não confirma a remoção e a operação é terminada.</text:p>
      <text:p text:style-name="P9"/>
      <text:p text:style-name="P35"/>
      <text:p text:style-name="P35"/>
      <text:p text:style-name="P35"/>
      <text:p text:style-name="P35"/>
      <text:p text:style-name="P35"/>
      <text:p text:style-name="P42"><text:span text:style-name="T1">UC00</text:span><text:span text:style-name="T4">9</text:span><text:span text:style-name="T1"> – Cadastrar Cliente</text:span></text:p>
      <text:p text:style-name="P9"/>
      <text:p text:style-name="P12"><text:span text:style-name="T4">Descrição: </text:span><text:span text:style-name="T5">Este caso de uso deve cadastrar um cliente</text:span></text:p>
      <text:p text:style-name="P12"><text:span text:style-name="T4">Ator: </text:span><text:span text:style-name="T5">usuário</text:span></text:p>
      <text:p text:style-name="P1">Pré-condição:</text:p>
      <text:p text:style-name="P4">O usuário deve estar logado no sistema</text:p>
      <text:p text:style-name="P37">Nome, endereço, RG e CPF do cliente</text:p>
      <text:p text:style-name="P4"/>
      <text:p text:style-name="P1">Fluxo principal:</text:p>
      <text:p text:style-name="P5">1. O caso de uso começa quando o usuário seleciona “cadastrar cliente”</text:p>
      <text:p text:style-name="P5">2. O sistema disponibiliza a tela de cadastro de clientes para a inclusão </text:p>
      <text:p text:style-name="P5"><text:soft-page-break/>3. O usuário insere dados do cliente (nome, RG, CPF, endereço, cidade, estado, telefone) e confirma a operação.</text:p>
      <text:p text:style-name="P5">4. O sistema confirma a operação e mostra mensagem</text:p>
      <text:p text:style-name="P5"/>
      <text:p text:style-name="P1">Fluxo secundário: </text:p>
      <text:p text:style-name="P4">5a. O usuário não confirma a operação</text:p>
      <text:p text:style-name="P4">Após o usuário selecionar “não” a operação é encerrada.</text:p>
      <text:p text:style-name="P39"/>
      <text:p text:style-name="P9"/>
      <text:p text:style-name="P4"/>
      <text:p text:style-name="P39"/>
      <text:p text:style-name="P42"><text:span text:style-name="T1">UC0</text:span><text:span text:style-name="T4">10</text:span><text:span text:style-name="T1"> – Editar Dados Cliente</text:span></text:p>
      <text:p text:style-name="P4"/>
      <text:p text:style-name="P12"><text:span text:style-name="T4">Descrição: </text:span><text:span text:style-name="T5">Este caso de uso deve editar</text:span><text:span text:style-name="T2"> os dados de um cliente cadastrado</text:span></text:p>
      <text:p text:style-name="P12"><text:span text:style-name="T4">Ator: </text:span><text:span text:style-name="T5">usuário</text:span></text:p>
      <text:p text:style-name="P1">Pré-condição:</text:p>
      <text:p text:style-name="P4">O usuário deve estar logado no sistema</text:p>
      <text:p text:style-name="P9"><text:s/>ID ou nome do cliente para efetuar a busca, novos dados a serem inseridos.</text:p>
      <text:p text:style-name="P1">Fluxo principal:</text:p>
      <text:p text:style-name="P5">1. O caso de uso começa quando o usuário seleciona “editar” no cadastro de cliente desejado</text:p>
      <text:p text:style-name="P22"><text:span text:style-name="T5">2</text:span><text:span text:style-name="T6">. O sistema exibe os detalhes do cliente e algumas opções, dentre elas, salvar.</text:span></text:p>
      <text:p text:style-name="P27"><text:span text:style-name="T5">3</text:span><text:span text:style-name="T6">. O usuário do sistema muda um ou mais detalhes do cliente e clica no bot</text:span><text:span text:style-name="T5">ão salvar</text:span></text:p>
      <text:p text:style-name="P5">4. O sistema solicita ao usuário para confirmar a mudança</text:p>
      <text:p text:style-name="P5">5. O usuário confirma a mudança</text:p>
      <text:p text:style-name="P5">6. O sistema armazena a informação da cliente atualizada</text:p>
      <text:p text:style-name="P5"><text:s/></text:p>
      <text:p text:style-name="P1">Fluxo secundário: </text:p>
      <text:p text:style-name="P44"><text:soft-page-break/>5a O usuário não confirma a mudança</text:p>
      <text:p text:style-name="P44">A operação é encerrada sem alterações. </text:p>
      <text:p text:style-name="P37"/>
      <text:p text:style-name="P37"/>
      <text:p text:style-name="P37"/>
      <text:p text:style-name="P32"/>
      <text:p text:style-name="P42"><text:span text:style-name="T1">UC01</text:span><text:span text:style-name="T4">1</text:span><text:span text:style-name="T1"> – Excluir Cadastro do cliente</text:span></text:p>
      <text:p text:style-name="P39"/>
      <text:p text:style-name="P12"><text:span text:style-name="T4">Descrição: </text:span><text:span text:style-name="T5">Este caso de uso deve excluir um cliente do sistema</text:span></text:p>
      <text:p text:style-name="P4"/>
      <text:p text:style-name="P12"><text:span text:style-name="T4">Ator: </text:span><text:span text:style-name="T5">usuário</text:span></text:p>
      <text:p text:style-name="P1">Pré-condição:</text:p>
      <text:p text:style-name="P12"><text:span text:style-name="T4"><text:s/></text:span><text:span text:style-name="T5">O usuário deve estar logado no sistema</text:span></text:p>
      <text:p text:style-name="P37">ID ou nome do cliente para efetuar a busca</text:p>
      <text:p text:style-name="P40"/>
      <text:p text:style-name="P40">Fluxo principal:</text:p>
      <text:p text:style-name="P16"/>
      <text:p text:style-name="P21">1. O usuário escolhe o usuário que qer excluir</text:p>
      <text:p text:style-name="P21">2. O sistema habilita as opções de a usuário <text:s/></text:p>
      <text:p text:style-name="P22"><text:span text:style-name="T5">3</text:span><text:span text:style-name="T6">. O usuário seleciona a opção excluir cliente</text:span></text:p>
      <text:p text:style-name="P22"><text:span text:style-name="T5">4</text:span><text:span text:style-name="T6">. O sistema solicita ao usuário para confirmar a remoção</text:span></text:p>
      <text:p text:style-name="P22"><text:span text:style-name="T5">5</text:span><text:span text:style-name="T6">. O usuário confirma a remoção</text:span></text:p>
      <text:p text:style-name="P22"><text:span text:style-name="T5">6</text:span><text:span text:style-name="T6">. O sistema remove o cliente </text:span><text:span text:style-name="T5">e mostra mensagem de confirmação.</text:span></text:p>
      <text:p text:style-name="P20"/>
      <text:p text:style-name="P23"/>
      <text:p text:style-name="P1">Fluxo secundário: </text:p>
      <text:p text:style-name="P29">3a O usuário não confirma a remoção</text:p>
      <text:p text:style-name="P29">A operação é encerrada sem alterações.</text:p>
      <text:p text:style-name="P9"/>
      <text:p text:style-name="P39"/>
      <text:p text:style-name="P14"><text:span text:style-name="T1">UC01</text:span><text:span text:style-name="T4">2</text:span><text:span text:style-name="T1"> - Locar Equipamento</text:span></text:p>
      <text:p text:style-name="P28"/>
      <text:p text:style-name="P12"><text:span text:style-name="T4">Descrição: </text:span><text:span text:style-name="T5">Este caso de uso deve </text:span><text:span text:style-name="T2">fazer a locação de um ou mais equipamentos </text:span></text:p>
      <text:p text:style-name="P12"><text:soft-page-break/><text:span text:style-name="T4">Atores: </text:span><text:span text:style-name="T5">usuário </text:span></text:p>
      <text:p text:style-name="P1">Pré-condição:</text:p>
      <text:p text:style-name="P4">O usuário deve estar logado no sistema</text:p>
      <text:p text:style-name="P9">Equipamentos e usuários previamente cadastrados</text:p>
      <text:p text:style-name="P1">Fluxo principal:</text:p>
      <text:p text:style-name="P4"/>
      <text:p text:style-name="P4">1. O caso de uso começa quando o usuário seleciona opção “locar equipamento” </text:p>
      <text:p text:style-name="P4">2. O sistema exibe o formulário de locação.</text:p>
      <text:p text:style-name="P4">3. O usuário insere os dados: Cliente, equipamentos, tipo de pagamento e data de entrega.</text:p>
      <text:p text:style-name="P4">4. O sistema mostra o valor da locação.</text:p>
      <text:p text:style-name="P4">5. O usuário confirma a locação.</text:p>
      <text:p text:style-name="P4">6. O sistema informa que a locação foi realizado com êxito </text:p>
      <text:p text:style-name="P4"/>
      <text:p text:style-name="P1">Fluxo secundário: </text:p>
      <text:p text:style-name="P31">3a Os dados inseridos são inválidos</text:p>
      <text:p text:style-name="P31"/>
      <text:p text:style-name="P31">O usuário corrige os dados e passa para o passo 4</text:p>
      <text:p text:style-name="P31"/>
      <text:p text:style-name="P31">5a o usuário não confirma a locação</text:p>
      <text:p text:style-name="P31"/>
      <text:p text:style-name="P31">A operação é encerrada.</text:p>
      <text:p text:style-name="P31"/>
      <text:p text:style-name="P31"/>
      <text:p text:style-name="P45"/>
      <text:p text:style-name="P45"/>
      <text:p text:style-name="P42"><text:span text:style-name="T1">UC01</text:span><text:span text:style-name="T4">3</text:span><text:span text:style-name="T1"> - Devolver equipamento</text:span></text:p>
      <text:p text:style-name="P4"/>
      <text:p text:style-name="P12"><text:span text:style-name="T4">Descrição:</text:span><text:span text:style-name="T5"> Este caso deve</text:span><text:span text:style-name="T2"> d</text:span><text:span text:style-name="T5">ar</text:span><text:span text:style-name="T2"> baixa em equipamentos previamente locados</text:span></text:p>
      <text:p text:style-name="P12"><text:span text:style-name="T4">Atores: </text:span><text:span text:style-name="T5">usuário </text:span></text:p>
      <text:p text:style-name="P1"><text:soft-page-break/>Pré-condição:</text:p>
      <text:p text:style-name="P41"><text:span text:style-name="T2">Locação </text:span><text:span text:style-name="T5">p</text:span><text:span text:style-name="T2">reviamente efetuada e com código gerado</text:span></text:p>
      <text:p text:style-name="P37"/>
      <text:p text:style-name="P1">Fluxo principal:</text:p>
      <text:p text:style-name="P4">1. O sistema mostra uma lista das locações pendentes</text:p>
      <text:p text:style-name="P4">2. O usuário escolhe a locação que deseja finalizar</text:p>
      <text:p text:style-name="P4">3 O sistema solicita que o usuário confirme a devolução</text:p>
      <text:p text:style-name="P4">4. O usuário confirma a devolução</text:p>
      <text:p text:style-name="P4">5. O sistema confirma a operação e mostra a mensagem de confirmação.</text:p>
      <text:p text:style-name="P4"/>
      <text:p text:style-name="P1">Fluxo secundário: </text:p>
      <text:p text:style-name="P4">4a O usuário não confirma a devolução</text:p>
      <text:p text:style-name="P4">A operação é cancelada pelo sistema.</text:p>
      <text:p text:style-name="P4"/>
      <text:p text:style-name="P12"><text:span text:style-name="T1">Pós-condição:</text:span><text:span text:style-name="T2"> É apagada a entrada de entrega pendente no cadastro do</text:span></text:p>
      <text:p text:style-name="P46"><text:span text:style-name="T1">UC01</text:span><text:span text:style-name="T4">4</text:span><text:span text:style-name="T1"> - Emitir </text:span><text:span text:style-name="T4">Comprovante</text:span></text:p>
      <text:p text:style-name="P1"/>
      <text:p text:style-name="P12"><text:span text:style-name="T2"><text:s/></text:span><text:span text:style-name="T4">Descrição: </text:span><text:span text:style-name="T5">Este caso de uso deve</text:span><text:span text:style-name="T2"> emitir e imprimir um recibo declarando o valor da locação</text:span></text:p>
      <text:p text:style-name="P12"><text:span text:style-name="T4">Ator: </text:span><text:span text:style-name="T5">Usuário</text:span></text:p>
      <text:p text:style-name="P41"><text:span text:style-name="T1">Pré-condição:</text:span><text:span text:style-name="T2"> Devolução do equipamento </text:span></text:p>
      <text:p text:style-name="P37"/>
      <text:p text:style-name="P1">Fluxo principal:</text:p>
      <text:p text:style-name="P4">1. O caso de uso começa quando o Sistema Pergunta se o usuário quer emitir um Comprovante após confirmar uma locação.</text:p>
      <text:p text:style-name="P4">2. O usuário confirma a operação.</text:p>
      <text:p text:style-name="P4">3. O recibo é emitido pelo sistema</text:p>
      <text:p text:style-name="P4"/>
      <text:p text:style-name="P1"><text:soft-page-break/>Fluxo secundário: </text:p>
      <text:p text:style-name="P4">2a O usuário não confirma a operação</text:p>
      <text:p text:style-name="P4">A operação é cancelada</text:p>
      <text:p text:style-name="P12"><text:span text:style-name="T1">Pós-condição:</text:span><text:span text:style-name="T2"> </text:span><text:span text:style-name="T5">O recibo </text:span><text:span text:style-name="T2">é </text:span><text:span text:style-name="T5">emitido</text:span><text:span text:style-name="T2"> e registrad</text:span><text:span text:style-name="T5">o</text:span><text:span text:style-name="T2"> no sistema</text:span></text:p>
      <text:p text:style-name="P4"/>
      <text:p text:style-name="P4"/>
      <text:p text:style-name="P18"/>
      <text:p text:style-name="P39"/>
      <text:p text:style-name="P42"><text:span text:style-name="T1">UC01</text:span><text:span text:style-name="T4">5</text:span><text:span text:style-name="T1"> – Realizar busca </text:span></text:p>
      <text:p text:style-name="P4"/>
      <text:p text:style-name="P27"><text:span text:style-name="T4">Descrição: </text:span><text:span text:style-name="T6">Este caso de uso deve</text:span><text:span text:style-name="T3"> buscar um cliente ou um equipamento</text:span></text:p>
      <text:p text:style-name="P12"><text:span text:style-name="T1">Ator</text:span><text:span text:style-name="T2">: Usuário</text:span></text:p>
      <text:p text:style-name="P41"><text:span text:style-name="T1">Pré-condição:</text:span><text:span text:style-name="T2"> ID ou Nome a ser buscado</text:span></text:p>
      <text:p text:style-name="P37"/>
      <text:p text:style-name="P1">Fluxo principal:</text:p>
      <text:p text:style-name="P12"><text:span text:style-name="T2">1</text:span><text:span text:style-name="T5"> - </text:span><text:span text:style-name="T2">O caso de uso começa quando o usuário digita o termo a ser buscado seleciona ”</text:span><text:span text:style-name="T5">pesquisar</text:span><text:span text:style-name="T2">”.</text:span></text:p>
      <text:p text:style-name="P12"><text:span text:style-name="T2">2. </text:span><text:span text:style-name="T5">O sistema mostra as ocorrências encontradas contendo o termo digitado.</text:span></text:p>
      <text:p text:style-name="P4"><text:s/></text:p>
      <text:p text:style-name="P12"><text:span text:style-name="T1">Fluxo secundário</text:span><text:span text:style-name="T5">: </text:span></text:p>
      <text:p text:style-name="P1">2a O usuário entra com um termo inexistente</text:p>
      <text:p text:style-name="P4">2a.1 O sistema informa que o termo buscado não foi encontrado </text:p>
      <text:p text:style-name="P4">2a.2 O usuário seleciona ok e a operação volta para o passo 1</text:p>
      <text:p text:style-name="P7"><text:s/></text:p>
      <text:p text:style-name="P9"/>
      <text:p text:style-name="P39"/>
      <text:p text:style-name="P42"><text:span text:style-name="T1">UC01</text:span><text:span text:style-name="T4">6</text:span><text:span text:style-name="T1"> – Imprimir Orçamento</text:span></text:p>
      <text:p text:style-name="P39"/>
      <text:p text:style-name="P39"/>
      <text:p text:style-name="P41"><text:soft-page-break/><text:span text:style-name="T4">Descrição: </text:span><text:span text:style-name="T5">Este caso de uso deve</text:span><text:span text:style-name="T2"> Imprim</text:span><text:span text:style-name="T5">ir</text:span><text:span text:style-name="T2"> um orçamento dos produtos adicionados conforme o requisito RF018</text:span></text:p>
      <text:p text:style-name="P39"/>
      <text:p text:style-name="P12"><text:span text:style-name="T1">Ator</text:span><text:span text:style-name="T2">: Usuário</text:span></text:p>
      <text:p text:style-name="P41"><text:span text:style-name="T1">Pré-condição:</text:span><text:span text:style-name="T2"> Produtos adicionados a operação de locação</text:span></text:p>
      <text:p text:style-name="P37"/>
      <text:p text:style-name="P1">Fluxo principal:</text:p>
      <text:p text:style-name="P12"><text:span text:style-name="T2">1. O caso de uso começa quando o usuário selecion</text:span><text:span text:style-name="T5">a</text:span><text:span text:style-name="T2"> </text:span><text:span text:style-name="T5">“imprimir orçamento” após ter adicionado os ítens. </text:span></text:p>
      <text:p text:style-name="P12"><text:span text:style-name="T2">2. O sistema </text:span><text:span text:style-name="T5">solicita uma confirmação e as configurações da impressão</text:span></text:p>
      <text:p text:style-name="P12"><text:span text:style-name="T2">3. O</text:span><text:span text:style-name="T5"> usuário escolhe as opções e confirma a operação</text:span></text:p>
      <text:p text:style-name="P4">4. O sistema imprime o orçamento</text:p>
      <text:p text:style-name="P12"><text:span text:style-name="T1">Fluxo secundário</text:span><text:span text:style-name="T5">: </text:span></text:p>
      <text:p text:style-name="P4">3a O usuário cancela a operação</text:p>
      <text:p text:style-name="P4">Toda a operação é cancelada.</text:p>
      <text:p text:style-name="P9"/>
      <text:p text:style-name="P52"><text:span text:style-name="T1">UC0</text:span><text:span text:style-name="T4">17</text:span><text:span text:style-name="T1"> Mostrar Saldo do Caixa</text:span></text:p>
      <text:p text:style-name="P43"><text:span text:style-name="T4">Descrição: <text:s/></text:span><text:span text:style-name="T5">Este caso deve permitir que o sistema exiba (visualização/impressão) o saldo do caixa</text:span></text:p>
      <text:p text:style-name="P43"><text:span text:style-name="T4">Ator</text:span><text:span text:style-name="T5">: usuário</text:span></text:p>
      <text:p text:style-name="P43"><text:span text:style-name="T4">Pré-condição:</text:span><text:span text:style-name="T5"> Estar logado no sistema</text:span></text:p>
      <text:p text:style-name="P33"><text:s/></text:p>
      <text:p text:style-name="P36">Fluxo principal:</text:p>
      <text:p text:style-name="P33">1. O caso de uso começa quando o usuário seleciona “Visualizar saldo”</text:p>
      <text:p text:style-name="P33">2. O sistema mostra o saldo na tela</text:p>
      <text:p text:style-name="P43"><text:span text:style-name="T4">Fluxo secundário</text:span><text:span text:style-name="T5">: Nenhum</text:span></text:p>
      <text:p text:style-name="P43"><text:span text:style-name="T4"><text:s/>Pós-condição:</text:span><text:span text:style-name="T5"> O dado é exibido ou impresso na tela</text:span></text:p>
      <text:p text:style-name="P33"/>
      <text:p text:style-name="P16"/>
      <text:p text:style-name="P52"><text:span text:style-name="T1">UC0</text:span><text:span text:style-name="T4">18 </text:span><text:span text:style-name="T1">- Ab</text:span><text:span text:style-name="T4">rir Fluxo de Caixa</text:span></text:p>
      <text:p text:style-name="P38"/>
      <text:p text:style-name="P43"><text:span text:style-name="T4">Descrição: </text:span><text:span text:style-name="T5">Este caso de uso deve permitir que o sistema realize a abertura do caixa para as operações básicas como locação e recebimento.</text:span></text:p>
      <text:p text:style-name="P40"><text:s/></text:p>
      <text:p text:style-name="P41"><text:span text:style-name="T4">Ator:</text:span><text:span text:style-name="T5"> Administrador</text:span></text:p>
      <text:p text:style-name="P41"><text:span text:style-name="T4">Pré-condição: </text:span><text:span text:style-name="T5">Ser usuário administrador</text:span></text:p>
      <text:p text:style-name="P34"><text:soft-page-break/><text:s/></text:p>
      <text:p text:style-name="P34">Fluxo principal:</text:p>
      <text:p text:style-name="P32">1. O caso de uso começa quando o administrador seleciona ”abrir caixa”</text:p>
      <text:p text:style-name="P32">2. O sistema solicita ao administrador a senha</text:p>
      <text:p text:style-name="P32">3.O administrador entra com a senha</text:p>
      <text:p text:style-name="P32">4. O sistema solicita que o administrador confirme a operação</text:p>
      <text:p text:style-name="P32">5. O Administrador confirma a operação</text:p>
      <text:p text:style-name="P32">6. O sistema abre o caixa</text:p>
      <text:p text:style-name="P34">Fluxo secundário:</text:p>
      <text:p text:style-name="P47"/>
      <text:p text:style-name="P48"><text:span text:style-name="T5">3a </text:span><text:span text:style-name="T8"><text:s/></text:span><text:span text:style-name="T5">Senha invalida</text:span></text:p>
      <text:p text:style-name="P47"/>
      <text:p text:style-name="P47">O sistema informa que a senha está inválida e volta ao passo 2</text:p>
      <text:p text:style-name="P47"/>
      <text:p text:style-name="P47">5a O Administrador não confirma a operação</text:p>
      <text:p text:style-name="P47"/>
      <text:p text:style-name="P47">A operação é cancelada </text:p>
      <text:p text:style-name="P32"/>
      <text:p text:style-name="P40"><text:s/></text:p>
      <text:p text:style-name="P34"/>
      <text:p text:style-name="P42"><text:span text:style-name="T1">UC0</text:span><text:span text:style-name="T4">19</text:span><text:span text:style-name="T1"> Fecha</text:span><text:span text:style-name="T4">r Fluxo</text:span><text:span text:style-name="T1"> do Caixa</text:span></text:p>
      <text:p text:style-name="P43"><text:span text:style-name="T4">Descrição: </text:span><text:span text:style-name="T5">Este caso de uso deve permitir que o sistema realize o fechamento do caixa para as operações que depende do módulo de caixa.</text:span></text:p>
      <text:p text:style-name="P39"><text:s/></text:p>
      <text:p text:style-name="P41"><text:span text:style-name="T4">Ator: </text:span><text:span text:style-name="T5">Administrador</text:span></text:p>
      <text:p text:style-name="P41"><text:span text:style-name="T4">Pré-condição: </text:span><text:span text:style-name="T5">Ser usuário administrador</text:span></text:p>
      <text:p text:style-name="P32"><text:s/></text:p>
      <text:p text:style-name="P34">Fluxo principal:</text:p>
      <text:p text:style-name="P32">1. O caso de uso começa quando o administrador seleciona” fechar caixa”</text:p>
      <text:p text:style-name="P32">2. O sistema pergunta se o administrador deseja fechar o caixa</text:p>
      <text:p text:style-name="P32">3. O administrador confirma</text:p>
      <text:p text:style-name="P32">4. <text:s/>O sistema fecha o caixa</text:p>
      <text:p text:style-name="P34"/>
      <text:p text:style-name="P34">Fluxo secundário:</text:p>
      <text:p text:style-name="P34"/>
      <text:p text:style-name="P32">3a O administrador não confirma a operação</text:p>
      <text:p text:style-name="P34"/>
      <text:p text:style-name="P32">A operação é cancelada.</text:p>
      <text:p text:style-name="P32"/>
      <text:p text:style-name="P34"><text:s/></text:p>
      <text:p text:style-name="P32"/>
      <text:p text:style-name="P32"/>
      <text:p text:style-name="P37"/>
      <text:p text:style-name="P10"/>
      <text:p text:style-name="P52"><text:span text:style-name="T1">UC002</text:span><text:span text:style-name="T4">0 </text:span><text:span text:style-name="T1">- Efetuar Backup</text:span></text:p>
      <text:p text:style-name="P15"><text:soft-page-break/><text:span text:style-name="T4">Descrição:</text:span><text:span text:style-name="T5"> Este caso de uso deve</text:span><text:span text:style-name="T2"> permit</text:span><text:span text:style-name="T5">ir</text:span><text:span text:style-name="T2"> que o sistema realize Backup das informações presentes no banco de dados.</text:span></text:p>
      <text:p text:style-name="P12"><text:span text:style-name="T1">Ator</text:span><text:span text:style-name="T2">: Administrador</text:span></text:p>
      <text:p text:style-name="P12"><text:span text:style-name="T1">Pré-condição:</text:span><text:span text:style-name="T2"> Autenticar o administrador</text:span></text:p>
      <text:p text:style-name="P1">Fluxo principal:</text:p>
      <text:p text:style-name="P4">1. O caso de uso começa quando o administrador seleciona “efetuar backup”</text:p>
      <text:p text:style-name="P4">2. O sistema solicita o local pra o arquivo ser salvo.</text:p>
      <text:p text:style-name="P4">3. O Administrador seleciona o diretório e confirma a operação.</text:p>
      <text:p text:style-name="P4">4. O sistema informa que a cópia do backup de segurança foi realizada com sucesso.</text:p>
      <text:p text:style-name="P12"><text:span text:style-name="T1">Fluxo secundário</text:span><text:span text:style-name="T5">: </text:span></text:p>
      <text:p text:style-name="P4">3a O usuário não confirma a operação</text:p>
      <text:p text:style-name="P4">O sistema finaliza a operação</text:p>
      <text:p text:style-name="P9"/>
      <text:p text:style-name="P53"/>
      <text:p text:style-name="P52"><text:span text:style-name="T4">UC</text:span><text:span text:style-name="T1">02</text:span><text:span text:style-name="T4">1 </text:span><text:span text:style-name="T1">- Restaurar backup</text:span></text:p>
      <text:p text:style-name="P3"/>
      <text:p text:style-name="P15"><text:span text:style-name="T4">Descrição:</text:span><text:span text:style-name="T5"> </text:span><text:span text:style-name="T2">Este caso de uso deve permit</text:span><text:span text:style-name="T5">ir</text:span><text:span text:style-name="T2"> que o sistema realize a restauração das informações do banco de dados por meio do arquivo de backup.</text:span></text:p>
      <text:p text:style-name="P12"><text:span text:style-name="T1">Ator</text:span><text:span text:style-name="T2">: Administrador</text:span></text:p>
      <text:p text:style-name="P41"><text:span text:style-name="T1">Pré-condição:</text:span><text:span text:style-name="T2"> Possuir um arquivo de backup.</text:span></text:p>
      <text:p text:style-name="P7"/>
      <text:p text:style-name="P1">Fluxo principal:</text:p>
      <text:p text:style-name="P4">1. O caso de uso começa quando o administrador seleciona “restaurar backup”</text:p>
      <text:p text:style-name="P4">2. O sistema solicita que o administrador selecione o arquivo do backup que será restaurado</text:p>
      <text:p text:style-name="P4">3. O administrador seleciona o arquivo</text:p>
      <text:p text:style-name="P4">3. O sistema solicita a confirmação da operação</text:p>
      <text:p text:style-name="P4"><text:soft-page-break/>4. O administrador confirma a operação</text:p>
      <text:p text:style-name="P4">5. O sistema mostra uma mensagem dizendo que a operação foi feita com sucesso.</text:p>
      <text:p text:style-name="P12"><text:span text:style-name="T4">Fluxo secundário</text:span><text:span text:style-name="T5">:</text:span></text:p>
      <text:p text:style-name="P4">4a O usuário não confirma a operação</text:p>
      <text:p text:style-name="P4">O sistema finaliza a operação</text:p>
      <text:p text:style-name="P9"/>
      <text:p text:style-name="P37"/>
      <text:p text:style-name="P37"/>
      <text:p text:style-name="P42"><text:span text:style-name="T1">UC02</text:span><text:span text:style-name="T4">2</text:span><text:span text:style-name="T1"> – Limpar o Banco de dados</text:span></text:p>
      <text:p text:style-name="P37"/>
      <text:p text:style-name="P4"/>
      <text:p text:style-name="P12"><text:span text:style-name="T1">Descrição:</text:span><text:span text:style-name="T2"> Este caso de uso deve permit</text:span><text:span text:style-name="T5">ir</text:span><text:span text:style-name="T2"> que o sistema apague todas as informações contidas no banco de dados do software</text:span></text:p>
      <text:p text:style-name="P12"><text:span text:style-name="T1">Ator</text:span><text:span text:style-name="T2">: Administrador</text:span></text:p>
      <text:p text:style-name="P9"/>
      <text:p text:style-name="P12"><text:span text:style-name="T1">Pré-condição:</text:span><text:span text:style-name="T2"> Inserir a senha de Administrador</text:span></text:p>
      <text:p text:style-name="P9"/>
      <text:p text:style-name="P1">Fluxo principal:</text:p>
      <text:p text:style-name="P4">1. O caso de uso começa quando o administrador seleciona “limpar banco de dados”</text:p>
      <text:p text:style-name="P4">2. O sistema pergunta se o administrador deseja limpar todas as informações do banco de dados</text:p>
      <text:p text:style-name="P4">3. O administrador confirma</text:p>
      <text:p text:style-name="P4">4. O sistema inicializa a limpeza <text:s/>e informa para o administrador esperar alguns instantes em seguida informa que a limpeza foi feita com sucesso e solicita que o usuário finalize a mesma</text:p>
      <text:p text:style-name="P4">5. O administrador finaliza a limpeza</text:p>
      <text:p text:style-name="P12"><text:span text:style-name="T1">Fluxo secundário</text:span><text:span text:style-name="T5">:</text:span></text:p>
      <text:p text:style-name="P4">3a O Administrador não confirma a operação</text:p>
      <text:p text:style-name="P4"><text:soft-page-break/>A operação é cancelada </text:p>
      <text:p text:style-name="P9"/>
      <text:p text:style-name="P4">apps android chrome OS</text:p>
      <text:p text:style-name="P9"/>
      <text:p text:style-name="P42"><text:span text:style-name="T1">UC02</text:span><text:span text:style-name="T4">4</text:span><text:span text:style-name="T1"> – Exibir manual do usuário</text:span></text:p>
      <text:p text:style-name="P9"/>
      <text:p text:style-name="P12"><text:span text:style-name="T1">Descrição:</text:span><text:span text:style-name="T2"> Este caso de uso deve permit</text:span><text:span text:style-name="T5">ir</text:span><text:span text:style-name="T2"> a abertura do manual do sistema</text:span></text:p>
      <text:p text:style-name="P12"><text:span text:style-name="T1">Ator</text:span><text:span text:style-name="T2">: Usuário</text:span></text:p>
      <text:p text:style-name="P9"/>
      <text:p text:style-name="P12"><text:span text:style-name="T1">Pré-condição: </text:span><text:span text:style-name="T2">Nenhuma</text:span></text:p>
      <text:p text:style-name="P9"/>
      <text:p text:style-name="P1">Fluxo principal:</text:p>
      <text:p text:style-name="P12"><text:span text:style-name="T5">1</text:span><text:span text:style-name="T4">.</text:span><text:span text:style-name="T5"> O caso de uso começa quando o usuário seleciona o menu de ajuda</text:span></text:p>
      <text:p text:style-name="P4">2. O sistema mostra o menu de ajuda</text:p>
      <text:p text:style-name="P4">3. O Usuário seleciona e opção “Manual de usuário”</text:p>
      <text:p text:style-name="P4">4. O sistema mostra o manual do usuário</text:p>
      <text:p text:style-name="P4"><text:s/></text:p>
      <text:p text:style-name="P12"><text:span text:style-name="T1">Fluxo secundário</text:span><text:span text:style-name="T5">: nenhum</text:span></text:p>
      <text:p text:style-name="P9"/>
      <text:p text:style-name="P4"/>
      <text:p text:style-name="P1"/>
      <text:p text:style-name="P42"><text:span text:style-name="T1">UC02</text:span><text:span text:style-name="T4">5</text:span><text:span text:style-name="T1"> – Exibir detalhes sobre o software</text:span></text:p>
      <text:p text:style-name="P9"/>
      <text:p text:style-name="P12"><text:span text:style-name="T1">Descrição:</text:span><text:span text:style-name="T2"> Este caso de uso deve permit</text:span><text:span text:style-name="T5">ir</text:span><text:span text:style-name="T2"> a exibição de detalhes como: versão, licença, equipe de desenvolvimento etc.</text:span></text:p>
      <text:p text:style-name="P12"><text:span text:style-name="T1">Ator</text:span><text:span text:style-name="T2">: Usuário</text:span></text:p>
      <text:p text:style-name="P12"><text:soft-page-break/><text:span text:style-name="T1">Pré-condição: </text:span><text:span text:style-name="T2">Nenhuma</text:span></text:p>
      <text:p text:style-name="P9"/>
      <text:p text:style-name="P1">Fluxo principal:</text:p>
      <text:p text:style-name="P12"><text:span text:style-name="T5">1</text:span><text:span text:style-name="T4">.</text:span><text:span text:style-name="T5"> O caso de uso começa quando o usuário abre o menu de ajuda.</text:span></text:p>
      <text:p text:style-name="P4">2. O usuário seleciona a opção “sobre”</text:p>
      <text:p text:style-name="P4">3. O sistema mostra os detalhes sobre o software</text:p>
      <text:p text:style-name="P12"><text:span text:style-name="T1">Fluxo secundário</text:span><text:span text:style-name="T5">: nenhum</text:span></text:p>
      <text:p text:style-name="P4"/>
      <text:p text:style-name="P2">REGISTRO DE ALTERAÇÕES</text:p>
      <text:p text:style-name="P2"/>
      <text:p text:style-name="P4">03/07/2014 - Foi adicionado um caso de uso referente ao RF007 - Editar cadastro de equipamento. Como consequencia, esse caso de uso passou a ter numeração UC007, e todos os seguintes tiveram a numeração acrescida de um (1).</text:p>
      <text:p text:style-name="P12"><text:span text:style-name="T5">13/07/2014 I - Foi removido o caso de uso referente ao requisito: </text:span><text:span text:style-name="T7">Emitir nota fiscal</text:span><text:span text:style-name="T5">, pois este poderia acarretar um atraso na entrega e custos não previstos no orçamento, e sua retirada foi unanimidade no comitê de controle de mudanças, e o cliente que preferiu a sua implementação em uma futura versão do Software.</text:span></text:p>
      <text:p text:style-name="P12"><text:span text:style-name="T5">13/07/2014 II - O caso de uso </text:span><text:span text:style-name="T7">UC015 Realizar busca</text:span><text:span text:style-name="T5"> foi simplificado.</text:span></text:p>
      <text:p text:style-name="P6">16/07/2014 O Caso de uso “Reservar Equipamento” foi removido.</text:p>
      <text:p text:style-name="P54">16/07/2014 O caso de uso “Emitir recibo” teve seu nome alterado para “Emitir Comprovante” </text:p>
      <text:p text:style-name="P9"/>
      <text:p text:style-name="P11"/>
      <text:p text:style-name="P9"/>
      <text:p text:style-name="P9"/>
      <text:p text:style-name="P17"/>
      <text:p text:style-name="P7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language="pt" fo:country="BR" fo:font-style="italic" officeooo:rsid="001bedbe" officeooo:paragraph-rsid="001bedbe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T1" style:family="text">
      <style:text-properties officeooo:rsid="001fb86f"/>
    </style:style>
    <style:page-layout style:name="Mpm1">
      <style:page-layout-properties fo:page-width="21.001cm" fo:page-height="29.7cm" style:num-format="1" style:print-orientation="portrait" fo:margin-top="3cm" fo:margin-bottom="2.2cm" fo:margin-left="3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o de casos de uso ver. 1.<text:span text:style-name="MT1">3</text:span></text:p>
      </style:header>
      <style:footer>
        <text:p text:style-name="MP2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5</meta:editing-cycles>
    <dc:date>2014-07-17T10:58:28.001566321</dc:date>
    <meta:editing-duration>PT7M24S</meta:editing-duration>
    <meta:document-statistic meta:table-count="0" meta:image-count="0" meta:object-count="0" meta:page-count="19" meta:paragraph-count="340" meta:word-count="2489" meta:character-count="14913" meta:non-whitespace-character-count="12667"/>
  </office:meta>
</office:document-meta>
</file>